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hesterSans" svg:font-family="Chester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92561"/>
    </style:style>
    <style:style style:name="gr2" style:family="graphic" style:parent-style-name="standard">
      <style:graphic-properties draw:stroke="none" draw:fill="solid" draw:fill-color="#fece07"/>
    </style:style>
    <style:style style:name="gr3" style:family="graphic" style:parent-style-name="standard">
      <style:graphic-properties draw:stroke="none" draw:fill="solid" draw:fill-color="#ae3439"/>
    </style:style>
    <style:style style:name="gr4" style:family="graphic" style:parent-style-name="standard">
      <style:graphic-properties draw:stroke="none" draw:fill="solid" draw:fill-color="#af3439"/>
    </style:style>
    <style:style style:name="gr5" style:family="graphic" style:parent-style-name="standard">
      <style:graphic-properties draw:stroke="none" draw:fill="solid" draw:fill-color="#b03539"/>
    </style:style>
    <style:style style:name="gr6" style:family="graphic" style:parent-style-name="standard">
      <style:graphic-properties draw:stroke="none" draw:fill="solid" draw:fill-color="#b1363a"/>
    </style:style>
    <style:style style:name="gr7" style:family="graphic" style:parent-style-name="standard">
      <style:graphic-properties draw:stroke="none" draw:fill="solid" draw:fill-color="#b2363a"/>
    </style:style>
    <style:style style:name="gr8" style:family="graphic" style:parent-style-name="standard">
      <style:graphic-properties draw:stroke="none" draw:fill="solid" draw:fill-color="#b2373a"/>
    </style:style>
    <style:style style:name="gr9" style:family="graphic" style:parent-style-name="standard">
      <style:graphic-properties draw:stroke="none" draw:fill="solid" draw:fill-color="#b3373a"/>
    </style:style>
    <style:style style:name="gr10" style:family="graphic" style:parent-style-name="standard">
      <style:graphic-properties draw:stroke="none" draw:fill="solid" draw:fill-color="#b4373a"/>
    </style:style>
    <style:style style:name="gr11" style:family="graphic" style:parent-style-name="standard">
      <style:graphic-properties draw:stroke="none" draw:fill="solid" draw:fill-color="#b5383a"/>
    </style:style>
    <style:style style:name="gr12" style:family="graphic" style:parent-style-name="standard">
      <style:graphic-properties draw:stroke="none" draw:fill="solid" draw:fill-color="#b6383a"/>
    </style:style>
    <style:style style:name="gr13" style:family="graphic" style:parent-style-name="standard">
      <style:graphic-properties draw:stroke="none" draw:fill="solid" draw:fill-color="#b6393b"/>
    </style:style>
    <style:style style:name="gr14" style:family="graphic" style:parent-style-name="standard">
      <style:graphic-properties draw:stroke="none" draw:fill="solid" draw:fill-color="#b7393b"/>
    </style:style>
    <style:style style:name="gr15" style:family="graphic" style:parent-style-name="standard">
      <style:graphic-properties draw:stroke="none" draw:fill="solid" draw:fill-color="#b83a3b"/>
    </style:style>
    <style:style style:name="gr16" style:family="graphic" style:parent-style-name="standard">
      <style:graphic-properties draw:stroke="none" draw:fill="solid" draw:fill-color="#b93b3b"/>
    </style:style>
    <style:style style:name="gr17" style:family="graphic" style:parent-style-name="standard">
      <style:graphic-properties draw:stroke="none" draw:fill="solid" draw:fill-color="#ba3b3b"/>
    </style:style>
    <style:style style:name="gr18" style:family="graphic" style:parent-style-name="standard">
      <style:graphic-properties draw:stroke="none" draw:fill="solid" draw:fill-color="#bb3b3b"/>
    </style:style>
    <style:style style:name="gr19" style:family="graphic" style:parent-style-name="standard">
      <style:graphic-properties draw:stroke="none" draw:fill="solid" draw:fill-color="#bc3c3c"/>
    </style:style>
    <style:style style:name="gr20" style:family="graphic" style:parent-style-name="standard">
      <style:graphic-properties draw:stroke="none" draw:fill="solid" draw:fill-color="#bd3c3c"/>
    </style:style>
    <style:style style:name="gr21" style:family="graphic" style:parent-style-name="standard">
      <style:graphic-properties draw:stroke="none" draw:fill="solid" draw:fill-color="#bd3d3c"/>
    </style:style>
    <style:style style:name="gr22" style:family="graphic" style:parent-style-name="standard">
      <style:graphic-properties draw:stroke="none" draw:fill="solid" draw:fill-color="#be3d3c"/>
    </style:style>
    <style:style style:name="gr23" style:family="graphic" style:parent-style-name="standard">
      <style:graphic-properties draw:stroke="none" draw:fill="solid" draw:fill-color="#be3e3c"/>
    </style:style>
    <style:style style:name="gr24" style:family="graphic" style:parent-style-name="standard">
      <style:graphic-properties draw:stroke="none" draw:fill="solid" draw:fill-color="#bf3e3c"/>
    </style:style>
    <style:style style:name="gr25" style:family="graphic" style:parent-style-name="standard">
      <style:graphic-properties draw:stroke="none" draw:fill="solid" draw:fill-color="#bf3f3c"/>
    </style:style>
    <style:style style:name="gr26" style:family="graphic" style:parent-style-name="standard">
      <style:graphic-properties draw:stroke="none" draw:fill="solid" draw:fill-color="#c0403d"/>
    </style:style>
    <style:style style:name="gr27" style:family="graphic" style:parent-style-name="standard">
      <style:graphic-properties draw:stroke="none" draw:fill="solid" draw:fill-color="#c1403d"/>
    </style:style>
    <style:style style:name="gr28" style:family="graphic" style:parent-style-name="standard">
      <style:graphic-properties draw:stroke="none" draw:fill="solid" draw:fill-color="#c2403d"/>
    </style:style>
    <style:style style:name="gr29" style:family="graphic" style:parent-style-name="standard">
      <style:graphic-properties draw:stroke="none" draw:fill="solid" draw:fill-color="#c2413d"/>
    </style:style>
    <style:style style:name="gr30" style:family="graphic" style:parent-style-name="standard">
      <style:graphic-properties draw:stroke="none" draw:fill="solid" draw:fill-color="#c3413d"/>
    </style:style>
    <style:style style:name="gr31" style:family="graphic" style:parent-style-name="standard">
      <style:graphic-properties draw:stroke="none" draw:fill="solid" draw:fill-color="#c4413d"/>
    </style:style>
    <style:style style:name="gr32" style:family="graphic" style:parent-style-name="standard">
      <style:graphic-properties draw:stroke="none" draw:fill="solid" draw:fill-color="#c4423d"/>
    </style:style>
    <style:style style:name="gr33" style:family="graphic" style:parent-style-name="standard">
      <style:graphic-properties draw:stroke="none" draw:fill="solid" draw:fill-color="#c5423d"/>
    </style:style>
    <style:style style:name="gr34" style:family="graphic" style:parent-style-name="standard">
      <style:graphic-properties draw:stroke="none" draw:fill="solid" draw:fill-color="#c6423d"/>
    </style:style>
    <style:style style:name="gr35" style:family="graphic" style:parent-style-name="standard">
      <style:graphic-properties draw:stroke="none" draw:fill="solid" draw:fill-color="#c6433e"/>
    </style:style>
    <style:style style:name="gr36" style:family="graphic" style:parent-style-name="standard">
      <style:graphic-properties draw:stroke="none" draw:fill="solid" draw:fill-color="#c7433e"/>
    </style:style>
    <style:style style:name="gr37" style:family="graphic" style:parent-style-name="standard">
      <style:graphic-properties draw:stroke="none" draw:fill="solid" draw:fill-color="#c8433e"/>
    </style:style>
    <style:style style:name="gr38" style:family="graphic" style:parent-style-name="standard">
      <style:graphic-properties draw:stroke="none" draw:fill="solid" draw:fill-color="#c9443e"/>
    </style:style>
    <style:style style:name="gr39" style:family="graphic" style:parent-style-name="standard">
      <style:graphic-properties draw:stroke="none" draw:fill="solid" draw:fill-color="#ca443e"/>
    </style:style>
    <style:style style:name="gr40" style:family="graphic" style:parent-style-name="standard">
      <style:graphic-properties draw:stroke="none" draw:fill="solid" draw:fill-color="#ca453e"/>
    </style:style>
    <style:style style:name="gr41" style:family="graphic" style:parent-style-name="standard">
      <style:graphic-properties draw:stroke="none" draw:fill="solid" draw:fill-color="#cb453e"/>
    </style:style>
    <style:style style:name="gr42" style:family="graphic" style:parent-style-name="standard">
      <style:graphic-properties draw:stroke="none" draw:fill="solid" draw:fill-color="#cb463e"/>
    </style:style>
    <style:style style:name="gr43" style:family="graphic" style:parent-style-name="standard">
      <style:graphic-properties draw:stroke="none" draw:fill="solid" draw:fill-color="#cc463f"/>
    </style:style>
    <style:style style:name="gr44" style:family="graphic" style:parent-style-name="standard">
      <style:graphic-properties draw:stroke="none" draw:fill="solid" draw:fill-color="#cc473f"/>
    </style:style>
    <style:style style:name="gr45" style:family="graphic" style:parent-style-name="standard">
      <style:graphic-properties draw:stroke="none" draw:fill="solid" draw:fill-color="#cd483f"/>
    </style:style>
    <style:style style:name="gr46" style:family="graphic" style:parent-style-name="standard">
      <style:graphic-properties draw:stroke="none" draw:fill="solid" draw:fill-color="#ce483f"/>
    </style:style>
    <style:style style:name="gr47" style:family="graphic" style:parent-style-name="standard">
      <style:graphic-properties draw:stroke="none" draw:fill="solid" draw:fill-color="#cf483f"/>
    </style:style>
    <style:style style:name="gr48" style:family="graphic" style:parent-style-name="standard">
      <style:graphic-properties draw:stroke="none" draw:fill="solid" draw:fill-color="#cf493f"/>
    </style:style>
    <style:style style:name="gr49" style:family="graphic" style:parent-style-name="standard">
      <style:graphic-properties draw:stroke="none" draw:fill="solid" draw:fill-color="#d0493f"/>
    </style:style>
    <style:style style:name="gr50" style:family="graphic" style:parent-style-name="standard">
      <style:graphic-properties draw:stroke="none" draw:fill="solid" draw:fill-color="#d1493f"/>
    </style:style>
    <style:style style:name="gr51" style:family="graphic" style:parent-style-name="standard">
      <style:graphic-properties draw:stroke="none" draw:fill="solid" draw:fill-color="#d14a3f"/>
    </style:style>
    <style:style style:name="gr52" style:family="graphic" style:parent-style-name="standard">
      <style:graphic-properties draw:stroke="none" draw:fill="solid" draw:fill-color="#d24a3f"/>
    </style:style>
    <style:style style:name="gr53" style:family="graphic" style:parent-style-name="standard">
      <style:graphic-properties draw:stroke="none" draw:fill="solid" draw:fill-color="#d34a3f"/>
    </style:style>
    <style:style style:name="gr54" style:family="graphic" style:parent-style-name="standard">
      <style:graphic-properties draw:stroke="none" draw:fill="solid" draw:fill-color="#d34b40"/>
    </style:style>
    <style:style style:name="gr55" style:family="graphic" style:parent-style-name="standard">
      <style:graphic-properties draw:stroke="none" draw:fill="solid" draw:fill-color="#d44b40"/>
    </style:style>
    <style:style style:name="gr56" style:family="graphic" style:parent-style-name="standard">
      <style:graphic-properties draw:stroke="none" draw:fill="solid" draw:fill-color="#d54b40"/>
    </style:style>
    <style:style style:name="gr57" style:family="graphic" style:parent-style-name="standard">
      <style:graphic-properties draw:stroke="none" draw:fill="solid" draw:fill-color="#d64c40"/>
    </style:style>
    <style:style style:name="gr58" style:family="graphic" style:parent-style-name="standard">
      <style:graphic-properties draw:stroke="none" draw:fill="solid" draw:fill-color="#d74d40"/>
    </style:style>
    <style:style style:name="gr59" style:family="graphic" style:parent-style-name="standard">
      <style:graphic-properties draw:stroke="none" draw:fill="solid" draw:fill-color="#d84e40"/>
    </style:style>
    <style:style style:name="gr60" style:family="graphic" style:parent-style-name="standard">
      <style:graphic-properties draw:stroke="none" draw:fill="solid" draw:fill-color="#d94e40"/>
    </style:style>
    <style:style style:name="gr61" style:family="graphic" style:parent-style-name="standard">
      <style:graphic-properties draw:stroke="none" draw:fill="solid" draw:fill-color="#d94f40"/>
    </style:style>
    <style:style style:name="gr62" style:family="graphic" style:parent-style-name="standard">
      <style:graphic-properties draw:stroke="none" draw:fill="solid" draw:fill-color="#da4f40"/>
    </style:style>
    <style:style style:name="gr63" style:family="graphic" style:parent-style-name="standard">
      <style:graphic-properties draw:stroke="none" draw:fill="solid" draw:fill-color="#db5041"/>
    </style:style>
    <style:style style:name="gr64" style:family="graphic" style:parent-style-name="standard">
      <style:graphic-properties draw:stroke="none" draw:fill="solid" draw:fill-color="#dc5041"/>
    </style:style>
    <style:style style:name="gr65" style:family="graphic" style:parent-style-name="standard">
      <style:graphic-properties draw:stroke="none" draw:fill="solid" draw:fill-color="#dd5041"/>
    </style:style>
    <style:style style:name="gr66" style:family="graphic" style:parent-style-name="standard">
      <style:graphic-properties draw:stroke="none" draw:fill="solid" draw:fill-color="#dd5141"/>
    </style:style>
    <style:style style:name="gr67" style:family="graphic" style:parent-style-name="standard">
      <style:graphic-properties draw:stroke="none" draw:fill="solid" draw:fill-color="#de5141"/>
    </style:style>
    <style:style style:name="gr68" style:family="graphic" style:parent-style-name="standard">
      <style:graphic-properties draw:stroke="none" draw:fill="solid" draw:fill-color="#df5141"/>
    </style:style>
    <style:style style:name="gr69" style:family="graphic" style:parent-style-name="standard">
      <style:graphic-properties draw:stroke="none" draw:fill="solid" draw:fill-color="#df5241"/>
    </style:style>
    <style:style style:name="gr70" style:family="graphic" style:parent-style-name="standard">
      <style:graphic-properties draw:stroke="none" draw:fill="solid" draw:fill-color="#e05241"/>
    </style:style>
    <style:style style:name="gr71" style:family="graphic" style:parent-style-name="standard">
      <style:graphic-properties draw:stroke="none" draw:fill="solid" draw:fill-color="#e15341"/>
    </style:style>
    <style:style style:name="gr72" style:family="graphic" style:parent-style-name="standard">
      <style:graphic-properties draw:stroke="none" draw:fill="solid" draw:fill-color="#e15342"/>
    </style:style>
    <style:style style:name="gr73" style:family="graphic" style:parent-style-name="standard">
      <style:graphic-properties draw:stroke="none" draw:fill="solid" draw:fill-color="#e25442"/>
    </style:style>
    <style:style style:name="gr74" style:family="graphic" style:parent-style-name="standard">
      <style:graphic-properties draw:stroke="none" draw:fill="solid" draw:fill-color="#e35442"/>
    </style:style>
    <style:style style:name="gr75" style:family="graphic" style:parent-style-name="standard">
      <style:graphic-properties draw:stroke="none" draw:fill="solid" draw:fill-color="#e45542"/>
    </style:style>
    <style:style style:name="gr76" style:family="graphic" style:parent-style-name="standard">
      <style:graphic-properties draw:stroke="none" draw:fill="solid" draw:fill-color="#e55542"/>
    </style:style>
    <style:style style:name="gr77" style:family="graphic" style:parent-style-name="standard">
      <style:graphic-properties draw:stroke="none" draw:fill="solid" draw:fill-color="#e65642"/>
    </style:style>
    <style:style style:name="gr78" style:family="graphic" style:parent-style-name="standard">
      <style:graphic-properties draw:stroke="none" draw:fill="solid" draw:fill-color="#e75642"/>
    </style:style>
    <style:style style:name="gr79" style:family="graphic" style:parent-style-name="standard">
      <style:graphic-properties draw:stroke="none" draw:fill="solid" draw:fill-color="#e85642"/>
    </style:style>
    <style:style style:name="gr80" style:family="graphic" style:parent-style-name="standard">
      <style:graphic-properties draw:stroke="none" draw:fill="solid" draw:fill-color="#e95742"/>
    </style:style>
    <style:style style:name="gr81" style:family="graphic" style:parent-style-name="standard">
      <style:graphic-properties draw:stroke="none" draw:fill="solid" draw:fill-color="#ea5742"/>
    </style:style>
    <style:style style:name="gr82" style:family="graphic" style:parent-style-name="standard">
      <style:graphic-properties draw:stroke="none" draw:fill="solid" draw:fill-color="#eb5742"/>
    </style:style>
    <style:style style:name="gr83" style:family="graphic" style:parent-style-name="standard">
      <style:graphic-properties draw:stroke="none" draw:fill="solid" draw:fill-color="#ec5843"/>
    </style:style>
    <style:style style:name="gr84" style:family="graphic" style:parent-style-name="standard">
      <style:graphic-properties draw:stroke="none" draw:fill="solid" draw:fill-color="#ed5943"/>
    </style:style>
    <style:style style:name="gr85" style:family="graphic" style:parent-style-name="standard">
      <style:graphic-properties draw:stroke="none" draw:fill="solid" draw:fill-color="#ee5943"/>
    </style:style>
    <style:style style:name="gr86" style:family="graphic" style:parent-style-name="standard">
      <style:graphic-properties draw:stroke="none" draw:fill="solid" draw:fill-color="#ee5a43"/>
    </style:style>
    <style:style style:name="gr87" style:family="graphic" style:parent-style-name="standard">
      <style:graphic-properties draw:stroke="none" draw:fill="solid" draw:fill-color="#ef5a43"/>
    </style:style>
    <style:style style:name="gr88" style:family="graphic" style:parent-style-name="standard">
      <style:graphic-properties draw:stroke="none" draw:fill="solid" draw:fill-color="#f05b43"/>
    </style:style>
    <style:style style:name="gr89" style:family="graphic" style:parent-style-name="standard">
      <style:graphic-properties draw:stroke="none" draw:fill="solid" draw:fill-color="#f15b43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212cm" fo:min-width="3.32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212cm" fo:min-width="1.21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2.518cm" fo:min-width="12.3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292561"/>
    </style:style>
    <style:style style:name="P2" style:family="paragraph">
      <loext:graphic-properties draw:fill="solid" draw:fill-color="#fece07"/>
    </style:style>
    <style:style style:name="P3" style:family="paragraph">
      <loext:graphic-properties draw:fill="solid" draw:fill-color="#ae3439"/>
    </style:style>
    <style:style style:name="P4" style:family="paragraph">
      <loext:graphic-properties draw:fill="solid" draw:fill-color="#af3439"/>
    </style:style>
    <style:style style:name="P5" style:family="paragraph">
      <loext:graphic-properties draw:fill="solid" draw:fill-color="#b03539"/>
    </style:style>
    <style:style style:name="P6" style:family="paragraph">
      <loext:graphic-properties draw:fill="solid" draw:fill-color="#b1363a"/>
    </style:style>
    <style:style style:name="P7" style:family="paragraph">
      <loext:graphic-properties draw:fill="solid" draw:fill-color="#b2363a"/>
    </style:style>
    <style:style style:name="P8" style:family="paragraph">
      <loext:graphic-properties draw:fill="solid" draw:fill-color="#b2373a"/>
    </style:style>
    <style:style style:name="P9" style:family="paragraph">
      <loext:graphic-properties draw:fill="solid" draw:fill-color="#b3373a"/>
    </style:style>
    <style:style style:name="P10" style:family="paragraph">
      <loext:graphic-properties draw:fill="solid" draw:fill-color="#b4373a"/>
    </style:style>
    <style:style style:name="P11" style:family="paragraph">
      <loext:graphic-properties draw:fill="solid" draw:fill-color="#b5383a"/>
    </style:style>
    <style:style style:name="P12" style:family="paragraph">
      <loext:graphic-properties draw:fill="solid" draw:fill-color="#b6383a"/>
    </style:style>
    <style:style style:name="P13" style:family="paragraph">
      <loext:graphic-properties draw:fill="solid" draw:fill-color="#b6393b"/>
    </style:style>
    <style:style style:name="P14" style:family="paragraph">
      <loext:graphic-properties draw:fill="solid" draw:fill-color="#b7393b"/>
    </style:style>
    <style:style style:name="P15" style:family="paragraph">
      <loext:graphic-properties draw:fill="solid" draw:fill-color="#b83a3b"/>
    </style:style>
    <style:style style:name="P16" style:family="paragraph">
      <loext:graphic-properties draw:fill="solid" draw:fill-color="#b93b3b"/>
    </style:style>
    <style:style style:name="P17" style:family="paragraph">
      <loext:graphic-properties draw:fill="solid" draw:fill-color="#ba3b3b"/>
    </style:style>
    <style:style style:name="P18" style:family="paragraph">
      <loext:graphic-properties draw:fill="solid" draw:fill-color="#bb3b3b"/>
    </style:style>
    <style:style style:name="P19" style:family="paragraph">
      <loext:graphic-properties draw:fill="solid" draw:fill-color="#bc3c3c"/>
    </style:style>
    <style:style style:name="P20" style:family="paragraph">
      <loext:graphic-properties draw:fill="solid" draw:fill-color="#bd3c3c"/>
    </style:style>
    <style:style style:name="P21" style:family="paragraph">
      <loext:graphic-properties draw:fill="solid" draw:fill-color="#bd3d3c"/>
    </style:style>
    <style:style style:name="P22" style:family="paragraph">
      <loext:graphic-properties draw:fill="solid" draw:fill-color="#be3d3c"/>
    </style:style>
    <style:style style:name="P23" style:family="paragraph">
      <loext:graphic-properties draw:fill="solid" draw:fill-color="#be3e3c"/>
    </style:style>
    <style:style style:name="P24" style:family="paragraph">
      <loext:graphic-properties draw:fill="solid" draw:fill-color="#bf3e3c"/>
    </style:style>
    <style:style style:name="P25" style:family="paragraph">
      <loext:graphic-properties draw:fill="solid" draw:fill-color="#bf3f3c"/>
    </style:style>
    <style:style style:name="P26" style:family="paragraph">
      <loext:graphic-properties draw:fill="solid" draw:fill-color="#c0403d"/>
    </style:style>
    <style:style style:name="P27" style:family="paragraph">
      <loext:graphic-properties draw:fill="solid" draw:fill-color="#c1403d"/>
    </style:style>
    <style:style style:name="P28" style:family="paragraph">
      <loext:graphic-properties draw:fill="solid" draw:fill-color="#c2403d"/>
    </style:style>
    <style:style style:name="P29" style:family="paragraph">
      <loext:graphic-properties draw:fill="solid" draw:fill-color="#c2413d"/>
    </style:style>
    <style:style style:name="P30" style:family="paragraph">
      <loext:graphic-properties draw:fill="solid" draw:fill-color="#c3413d"/>
    </style:style>
    <style:style style:name="P31" style:family="paragraph">
      <loext:graphic-properties draw:fill="solid" draw:fill-color="#c4413d"/>
    </style:style>
    <style:style style:name="P32" style:family="paragraph">
      <loext:graphic-properties draw:fill="solid" draw:fill-color="#c4423d"/>
    </style:style>
    <style:style style:name="P33" style:family="paragraph">
      <loext:graphic-properties draw:fill="solid" draw:fill-color="#c5423d"/>
    </style:style>
    <style:style style:name="P34" style:family="paragraph">
      <loext:graphic-properties draw:fill="solid" draw:fill-color="#c6423d"/>
    </style:style>
    <style:style style:name="P35" style:family="paragraph">
      <loext:graphic-properties draw:fill="solid" draw:fill-color="#c6433e"/>
    </style:style>
    <style:style style:name="P36" style:family="paragraph">
      <loext:graphic-properties draw:fill="solid" draw:fill-color="#c7433e"/>
    </style:style>
    <style:style style:name="P37" style:family="paragraph">
      <loext:graphic-properties draw:fill="solid" draw:fill-color="#c8433e"/>
    </style:style>
    <style:style style:name="P38" style:family="paragraph">
      <loext:graphic-properties draw:fill="solid" draw:fill-color="#c9443e"/>
    </style:style>
    <style:style style:name="P39" style:family="paragraph">
      <loext:graphic-properties draw:fill="solid" draw:fill-color="#ca443e"/>
    </style:style>
    <style:style style:name="P40" style:family="paragraph">
      <loext:graphic-properties draw:fill="solid" draw:fill-color="#ca453e"/>
    </style:style>
    <style:style style:name="P41" style:family="paragraph">
      <loext:graphic-properties draw:fill="solid" draw:fill-color="#cb453e"/>
    </style:style>
    <style:style style:name="P42" style:family="paragraph">
      <loext:graphic-properties draw:fill="solid" draw:fill-color="#cb463e"/>
    </style:style>
    <style:style style:name="P43" style:family="paragraph">
      <loext:graphic-properties draw:fill="solid" draw:fill-color="#cc463f"/>
    </style:style>
    <style:style style:name="P44" style:family="paragraph">
      <loext:graphic-properties draw:fill="solid" draw:fill-color="#cc473f"/>
    </style:style>
    <style:style style:name="P45" style:family="paragraph">
      <loext:graphic-properties draw:fill="solid" draw:fill-color="#cd483f"/>
    </style:style>
    <style:style style:name="P46" style:family="paragraph">
      <loext:graphic-properties draw:fill="solid" draw:fill-color="#ce483f"/>
    </style:style>
    <style:style style:name="P47" style:family="paragraph">
      <loext:graphic-properties draw:fill="solid" draw:fill-color="#cf483f"/>
    </style:style>
    <style:style style:name="P48" style:family="paragraph">
      <loext:graphic-properties draw:fill="solid" draw:fill-color="#cf493f"/>
    </style:style>
    <style:style style:name="P49" style:family="paragraph">
      <loext:graphic-properties draw:fill="solid" draw:fill-color="#d0493f"/>
    </style:style>
    <style:style style:name="P50" style:family="paragraph">
      <loext:graphic-properties draw:fill="solid" draw:fill-color="#d1493f"/>
    </style:style>
    <style:style style:name="P51" style:family="paragraph">
      <loext:graphic-properties draw:fill="solid" draw:fill-color="#d14a3f"/>
    </style:style>
    <style:style style:name="P52" style:family="paragraph">
      <loext:graphic-properties draw:fill="solid" draw:fill-color="#d24a3f"/>
    </style:style>
    <style:style style:name="P53" style:family="paragraph">
      <loext:graphic-properties draw:fill="solid" draw:fill-color="#d34a3f"/>
    </style:style>
    <style:style style:name="P54" style:family="paragraph">
      <loext:graphic-properties draw:fill="solid" draw:fill-color="#d34b40"/>
    </style:style>
    <style:style style:name="P55" style:family="paragraph">
      <loext:graphic-properties draw:fill="solid" draw:fill-color="#d44b40"/>
    </style:style>
    <style:style style:name="P56" style:family="paragraph">
      <loext:graphic-properties draw:fill="solid" draw:fill-color="#d54b40"/>
    </style:style>
    <style:style style:name="P57" style:family="paragraph">
      <loext:graphic-properties draw:fill="solid" draw:fill-color="#d64c40"/>
    </style:style>
    <style:style style:name="P58" style:family="paragraph">
      <loext:graphic-properties draw:fill="solid" draw:fill-color="#d74d40"/>
    </style:style>
    <style:style style:name="P59" style:family="paragraph">
      <loext:graphic-properties draw:fill="solid" draw:fill-color="#d84e40"/>
    </style:style>
    <style:style style:name="P60" style:family="paragraph">
      <loext:graphic-properties draw:fill="solid" draw:fill-color="#d94e40"/>
    </style:style>
    <style:style style:name="P61" style:family="paragraph">
      <loext:graphic-properties draw:fill="solid" draw:fill-color="#d94f40"/>
    </style:style>
    <style:style style:name="P62" style:family="paragraph">
      <loext:graphic-properties draw:fill="solid" draw:fill-color="#da4f40"/>
    </style:style>
    <style:style style:name="P63" style:family="paragraph">
      <loext:graphic-properties draw:fill="solid" draw:fill-color="#db5041"/>
    </style:style>
    <style:style style:name="P64" style:family="paragraph">
      <loext:graphic-properties draw:fill="solid" draw:fill-color="#dc5041"/>
    </style:style>
    <style:style style:name="P65" style:family="paragraph">
      <loext:graphic-properties draw:fill="solid" draw:fill-color="#dd5041"/>
    </style:style>
    <style:style style:name="P66" style:family="paragraph">
      <loext:graphic-properties draw:fill="solid" draw:fill-color="#dd5141"/>
    </style:style>
    <style:style style:name="P67" style:family="paragraph">
      <loext:graphic-properties draw:fill="solid" draw:fill-color="#de5141"/>
    </style:style>
    <style:style style:name="P68" style:family="paragraph">
      <loext:graphic-properties draw:fill="solid" draw:fill-color="#df5141"/>
    </style:style>
    <style:style style:name="P69" style:family="paragraph">
      <loext:graphic-properties draw:fill="solid" draw:fill-color="#df5241"/>
    </style:style>
    <style:style style:name="P70" style:family="paragraph">
      <loext:graphic-properties draw:fill="solid" draw:fill-color="#e05241"/>
    </style:style>
    <style:style style:name="P71" style:family="paragraph">
      <loext:graphic-properties draw:fill="solid" draw:fill-color="#e15341"/>
    </style:style>
    <style:style style:name="P72" style:family="paragraph">
      <loext:graphic-properties draw:fill="solid" draw:fill-color="#e15342"/>
    </style:style>
    <style:style style:name="P73" style:family="paragraph">
      <loext:graphic-properties draw:fill="solid" draw:fill-color="#e25442"/>
    </style:style>
    <style:style style:name="P74" style:family="paragraph">
      <loext:graphic-properties draw:fill="solid" draw:fill-color="#e35442"/>
    </style:style>
    <style:style style:name="P75" style:family="paragraph">
      <loext:graphic-properties draw:fill="solid" draw:fill-color="#e45542"/>
    </style:style>
    <style:style style:name="P76" style:family="paragraph">
      <loext:graphic-properties draw:fill="solid" draw:fill-color="#e55542"/>
    </style:style>
    <style:style style:name="P77" style:family="paragraph">
      <loext:graphic-properties draw:fill="solid" draw:fill-color="#e65642"/>
    </style:style>
    <style:style style:name="P78" style:family="paragraph">
      <loext:graphic-properties draw:fill="solid" draw:fill-color="#e75642"/>
    </style:style>
    <style:style style:name="P79" style:family="paragraph">
      <loext:graphic-properties draw:fill="solid" draw:fill-color="#e85642"/>
    </style:style>
    <style:style style:name="P80" style:family="paragraph">
      <loext:graphic-properties draw:fill="solid" draw:fill-color="#e95742"/>
    </style:style>
    <style:style style:name="P81" style:family="paragraph">
      <loext:graphic-properties draw:fill="solid" draw:fill-color="#ea5742"/>
    </style:style>
    <style:style style:name="P82" style:family="paragraph">
      <loext:graphic-properties draw:fill="solid" draw:fill-color="#eb5742"/>
    </style:style>
    <style:style style:name="P83" style:family="paragraph">
      <loext:graphic-properties draw:fill="solid" draw:fill-color="#ec5843"/>
    </style:style>
    <style:style style:name="P84" style:family="paragraph">
      <loext:graphic-properties draw:fill="solid" draw:fill-color="#ed5943"/>
    </style:style>
    <style:style style:name="P85" style:family="paragraph">
      <loext:graphic-properties draw:fill="solid" draw:fill-color="#ee5943"/>
    </style:style>
    <style:style style:name="P86" style:family="paragraph">
      <loext:graphic-properties draw:fill="solid" draw:fill-color="#ee5a43"/>
    </style:style>
    <style:style style:name="P87" style:family="paragraph">
      <loext:graphic-properties draw:fill="solid" draw:fill-color="#ef5a43"/>
    </style:style>
    <style:style style:name="P88" style:family="paragraph">
      <loext:graphic-properties draw:fill="solid" draw:fill-color="#f05b43"/>
    </style:style>
    <style:style style:name="P89" style:family="paragraph">
      <loext:graphic-properties draw:fill="solid" draw:fill-color="#f15b43"/>
    </style:style>
    <style:style style:name="P90" style:family="paragraph">
      <style:paragraph-properties fo:text-align="start" style:writing-mode="lr-tb"/>
    </style:style>
    <style:style style:name="P91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92" style:family="paragraph">
      <loext:graphic-properties draw:fill="none"/>
      <style:paragraph-properties fo:text-align="start"/>
      <style:text-properties fo:font-size="38pt" style:font-size-asian="38pt" style:font-size-complex="38pt"/>
    </style:style>
    <style:style style:name="T1" style:family="text">
      <style:text-properties fo:color="#262e67" loext:opacity="100%" style:font-name="ChesterSans" fo:font-size="18.2999992370605pt" fo:font-weight="bold" style:font-name-asian="ChesterSans" style:font-size-asian="18.2999992370605pt" style:font-weight-asian="bold" style:font-name-complex="ChesterSans" style:font-size-complex="18.2999992370605pt" style:font-weight-complex="bold"/>
    </style:style>
    <style:style style:name="T2" style:family="text">
      <style:text-properties fo:color="#262e67" loext:opacity="100%" style:font-name="ChesterSans" fo:font-size="38pt" fo:font-weight="bold" style:font-name-asian="ChesterSans" style:font-size-asian="38pt" style:font-weight-asian="bold" style:font-name-complex="ChesterSans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3.302cm" svg:height="5.129cm" svg:x="1.462cm" svg:y="1.704cm" svg:viewBox="0 0 3303 5130" svg:d="M2224 2041c320 101 579 277 779 528s300 555 300 909c0 517-163 922-488 1213-326 293-726 439-1196 439-370 0-698-91-989-270-289-180-500-444-630-793l796-488c118 387 391 581 823 581 237 0 423-61 555-183 133-123 199-289 199-499 0-207-66-372-199-495-132-125-318-188-555-188h-202l-357-575 928-1291h-1847v-929h2967v821z">
            <text:p/>
          </draw:path>
          <draw:path draw:style-name="gr2" draw:text-style-name="P2" draw:layer="layout" svg:width="5.109cm" svg:height="4.908cm" svg:x="4.617cm" svg:y="1.21cm" svg:viewBox="0 0 5110 4909" svg:d="M2556 4545c-943 0-1710-816-1710-1822 0-1005 767-1821 1710-1821s1708 816 1708 1821c0 1006-765 1822-1708 1822zM4463 4533c402-481 647-1115 647-1810 0-1503-1143-2723-2554-2723-1410 0-2556 1220-2556 2723 0 896 406 1690 1032 2186 1243-259 2423-344 3232-367 67-4 133-7 199-9z">
            <text:p/>
          </draw:path>
          <draw:path draw:style-name="gr1" draw:text-style-name="P1" draw:layer="layout" svg:width="1.076cm" svg:height="0.019cm" svg:x="8.936cm" svg:y="5.733cm" svg:viewBox="0 0 1077 20" svg:d="M1077 20c-284-21-578-25-876-13-67 2-134 5-201 10 69-4 134-5 198-6 546-10 879 9 879 9z">
            <text:p/>
          </draw:path>
          <draw:path draw:style-name="gr1" draw:text-style-name="P1" draw:layer="layout" svg:width="5.767cm" svg:height="1.179cm" svg:x="3.113cm" svg:y="5.751cm" svg:viewBox="0 0 5768 1180" svg:d="M2536 367c-847 177-1726 437-2536 813h408c0 0 977-362 2301-688 922-227 2013-436 3059-492-809 23-1989 108-3232 367z">
            <text:p/>
          </draw:path>
          <draw:polygon draw:style-name="gr3" draw:text-style-name="P3" draw:layer="layout" svg:width="0.021cm" svg:height="4.685cm" svg:x="6.995cm" svg:y="1.21cm" svg:viewBox="0 0 22 4686" draw:points="0,0 0,4686 22,4686 22,0">
            <text:p/>
          </draw:polygon>
          <draw:polygon draw:style-name="gr3" draw:text-style-name="P3" draw:layer="layout" svg:width="0.021cm" svg:height="4.685cm" svg:x="7.016cm" svg:y="1.21cm" svg:viewBox="0 0 22 4686" draw:points="0,0 0,4686 22,4686 22,0">
            <text:p/>
          </draw:polygon>
          <draw:polygon draw:style-name="gr4" draw:text-style-name="P4" draw:layer="layout" svg:width="0.021cm" svg:height="4.685cm" svg:x="7.037cm" svg:y="1.21cm" svg:viewBox="0 0 22 4686" draw:points="0,0 0,4686 22,4686 22,0">
            <text:p/>
          </draw:polygon>
          <draw:polygon draw:style-name="gr5" draw:text-style-name="P5" draw:layer="layout" svg:width="0.021cm" svg:height="4.685cm" svg:x="7.058cm" svg:y="1.21cm" svg:viewBox="0 0 22 4686" draw:points="0,0 0,4686 22,4686 22,0">
            <text:p/>
          </draw:polygon>
          <draw:polygon draw:style-name="gr5" draw:text-style-name="P5" draw:layer="layout" svg:width="0.044cm" svg:height="4.685cm" svg:x="7.08cm" svg:y="1.21cm" svg:viewBox="0 0 45 4686" draw:points="0,0 0,4686 45,4686 45,0">
            <text:p/>
          </draw:polygon>
          <draw:polygon draw:style-name="gr6" draw:text-style-name="P6" draw:layer="layout" svg:width="0.043cm" svg:height="4.685cm" svg:x="7.123cm" svg:y="1.21cm" svg:viewBox="0 0 44 4686" draw:points="0,0 0,4686 44,4686 44,0">
            <text:p/>
          </draw:polygon>
          <draw:polygon draw:style-name="gr7" draw:text-style-name="P7" draw:layer="layout" svg:width="0.021cm" svg:height="4.685cm" svg:x="7.166cm" svg:y="1.21cm" svg:viewBox="0 0 22 4686" draw:points="0,0 0,4686 22,4686 22,0">
            <text:p/>
          </draw:polygon>
          <draw:polygon draw:style-name="gr8" draw:text-style-name="P8" draw:layer="layout" svg:width="0.021cm" svg:height="4.685cm" svg:x="7.187cm" svg:y="1.21cm" svg:viewBox="0 0 22 4686" draw:points="0,0 0,4686 22,4686 22,0">
            <text:p/>
          </draw:polygon>
          <draw:polygon draw:style-name="gr9" draw:text-style-name="P9" draw:layer="layout" svg:width="0.021cm" svg:height="4.685cm" svg:x="7.208cm" svg:y="1.21cm" svg:viewBox="0 0 22 4686" draw:points="0,0 0,4686 22,4686 22,0">
            <text:p/>
          </draw:polygon>
          <draw:polygon draw:style-name="gr9" draw:text-style-name="P9" draw:layer="layout" svg:width="0.021cm" svg:height="4.685cm" svg:x="7.229cm" svg:y="1.21cm" svg:viewBox="0 0 22 4686" draw:points="0,0 0,4686 22,4686 22,0">
            <text:p/>
          </draw:polygon>
          <draw:polygon draw:style-name="gr10" draw:text-style-name="P10" draw:layer="layout" svg:width="0.021cm" svg:height="4.685cm" svg:x="7.251cm" svg:y="1.21cm" svg:viewBox="0 0 22 4686" draw:points="0,0 0,4686 22,4686 22,0">
            <text:p/>
          </draw:polygon>
          <draw:polygon draw:style-name="gr11" draw:text-style-name="P11" draw:layer="layout" svg:width="0.021cm" svg:height="4.685cm" svg:x="7.272cm" svg:y="1.21cm" svg:viewBox="0 0 22 4686" draw:points="0,0 0,4686 22,4686 22,0">
            <text:p/>
          </draw:polygon>
          <draw:polygon draw:style-name="gr11" draw:text-style-name="P11" draw:layer="layout" svg:width="0.021cm" svg:height="4.685cm" svg:x="7.293cm" svg:y="1.21cm" svg:viewBox="0 0 22 4686" draw:points="0,0 0,4686 22,4686 22,0">
            <text:p/>
          </draw:polygon>
          <draw:polygon draw:style-name="gr12" draw:text-style-name="P12" draw:layer="layout" svg:width="0.021cm" svg:height="4.685cm" svg:x="7.314cm" svg:y="1.21cm" svg:viewBox="0 0 22 4686" draw:points="0,0 0,4686 22,4686 22,0">
            <text:p/>
          </draw:polygon>
          <draw:polygon draw:style-name="gr13" draw:text-style-name="P13" draw:layer="layout" svg:width="0.023cm" svg:height="4.685cm" svg:x="7.335cm" svg:y="1.21cm" svg:viewBox="0 0 24 4686" draw:points="0,0 0,4686 24,4686 24,0">
            <text:p/>
          </draw:polygon>
          <draw:polygon draw:style-name="gr14" draw:text-style-name="P14" draw:layer="layout" svg:width="0.021cm" svg:height="4.685cm" svg:x="7.358cm" svg:y="1.21cm" svg:viewBox="0 0 22 4686" draw:points="0,0 0,4686 22,4686 22,0">
            <text:p/>
          </draw:polygon>
          <draw:polygon draw:style-name="gr14" draw:text-style-name="P14" draw:layer="layout" svg:width="0.043cm" svg:height="4.685cm" svg:x="7.379cm" svg:y="1.21cm" svg:viewBox="0 0 44 4686" draw:points="0,0 0,4686 44,4686 44,0">
            <text:p/>
          </draw:polygon>
          <draw:polygon draw:style-name="gr15" draw:text-style-name="P15" draw:layer="layout" svg:width="0.021cm" svg:height="4.685cm" svg:x="7.422cm" svg:y="1.21cm" svg:viewBox="0 0 22 4686" draw:points="0,0 0,4686 22,4686 22,0">
            <text:p/>
          </draw:polygon>
          <draw:polygon draw:style-name="gr15" draw:text-style-name="P15" draw:layer="layout" svg:width="0.021cm" svg:height="4.685cm" svg:x="7.443cm" svg:y="1.21cm" svg:viewBox="0 0 22 4686" draw:points="0,0 0,4686 22,4686 22,0">
            <text:p/>
          </draw:polygon>
          <draw:polygon draw:style-name="gr16" draw:text-style-name="P16" draw:layer="layout" svg:width="0.021cm" svg:height="4.685cm" svg:x="7.464cm" svg:y="1.21cm" svg:viewBox="0 0 22 4686" draw:points="0,0 0,4686 22,4686 22,0">
            <text:p/>
          </draw:polygon>
          <draw:polygon draw:style-name="gr17" draw:text-style-name="P17" draw:layer="layout" svg:width="0.021cm" svg:height="4.685cm" svg:x="7.485cm" svg:y="1.21cm" svg:viewBox="0 0 22 4686" draw:points="0,0 0,4686 22,4686 22,0">
            <text:p/>
          </draw:polygon>
          <draw:polygon draw:style-name="gr17" draw:text-style-name="P17" draw:layer="layout" svg:width="0.021cm" svg:height="4.685cm" svg:x="7.506cm" svg:y="1.21cm" svg:viewBox="0 0 22 4686" draw:points="0,0 0,4686 22,4686 22,0">
            <text:p/>
          </draw:polygon>
          <draw:polygon draw:style-name="gr18" draw:text-style-name="P18" draw:layer="layout" svg:width="0.021cm" svg:height="4.685cm" svg:x="7.528cm" svg:y="1.21cm" svg:viewBox="0 0 22 4686" draw:points="0,0 0,4686 22,4686 22,0">
            <text:p/>
          </draw:polygon>
          <draw:polygon draw:style-name="gr19" draw:text-style-name="P19" draw:layer="layout" svg:width="0.021cm" svg:height="4.685cm" svg:x="7.549cm" svg:y="1.21cm" svg:viewBox="0 0 22 4686" draw:points="0,0 0,4686 22,4686 22,0">
            <text:p/>
          </draw:polygon>
          <draw:polygon draw:style-name="gr19" draw:text-style-name="P19" draw:layer="layout" svg:width="0.023cm" svg:height="4.685cm" svg:x="7.57cm" svg:y="1.21cm" svg:viewBox="0 0 24 4686" draw:points="0,0 0,4686 24,4686 24,0">
            <text:p/>
          </draw:polygon>
          <draw:polygon draw:style-name="gr20" draw:text-style-name="P20" draw:layer="layout" svg:width="0.021cm" svg:height="4.685cm" svg:x="7.593cm" svg:y="1.21cm" svg:viewBox="0 0 22 4686" draw:points="0,0 0,4686 22,4686 22,0">
            <text:p/>
          </draw:polygon>
          <draw:polygon draw:style-name="gr21" draw:text-style-name="P21" draw:layer="layout" svg:width="0.021cm" svg:height="4.685cm" svg:x="7.614cm" svg:y="1.21cm" svg:viewBox="0 0 22 4686" draw:points="0,0 0,4686 22,4686 22,0">
            <text:p/>
          </draw:polygon>
          <draw:polygon draw:style-name="gr22" draw:text-style-name="P22" draw:layer="layout" svg:width="0.021cm" svg:height="4.685cm" svg:x="7.635cm" svg:y="1.21cm" svg:viewBox="0 0 22 4686" draw:points="0,0 0,4686 22,4686 22,0">
            <text:p/>
          </draw:polygon>
          <draw:polygon draw:style-name="gr23" draw:text-style-name="P23" draw:layer="layout" svg:width="0.021cm" svg:height="4.685cm" svg:x="7.656cm" svg:y="1.21cm" svg:viewBox="0 0 22 4686" draw:points="0,0 0,4686 22,4686 22,0">
            <text:p/>
          </draw:polygon>
          <draw:polygon draw:style-name="gr24" draw:text-style-name="P24" draw:layer="layout" svg:width="0.021cm" svg:height="4.685cm" svg:x="7.677cm" svg:y="1.21cm" svg:viewBox="0 0 22 4686" draw:points="0,0 0,4686 22,4686 22,0">
            <text:p/>
          </draw:polygon>
          <draw:polygon draw:style-name="gr25" draw:text-style-name="P25" draw:layer="layout" svg:width="0.021cm" svg:height="4.685cm" svg:x="7.699cm" svg:y="1.21cm" svg:viewBox="0 0 22 4686" draw:points="0,0 0,4686 22,4686 22,0">
            <text:p/>
          </draw:polygon>
          <draw:polygon draw:style-name="gr25" draw:text-style-name="P25" draw:layer="layout" svg:width="0.021cm" svg:height="4.685cm" svg:x="7.72cm" svg:y="1.21cm" svg:viewBox="0 0 22 4686" draw:points="0,0 0,4686 22,4686 22,0">
            <text:p/>
          </draw:polygon>
          <draw:polygon draw:style-name="gr26" draw:text-style-name="P26" draw:layer="layout" svg:width="0.021cm" svg:height="4.685cm" svg:x="7.741cm" svg:y="1.21cm" svg:viewBox="0 0 22 4686" draw:points="0,0 0,4686 22,4686 22,0">
            <text:p/>
          </draw:polygon>
          <draw:polygon draw:style-name="gr27" draw:text-style-name="P27" draw:layer="layout" svg:width="0.021cm" svg:height="4.685cm" svg:x="7.762cm" svg:y="1.21cm" svg:viewBox="0 0 22 4686" draw:points="0,0 0,4686 22,4686 22,0">
            <text:p/>
          </draw:polygon>
          <draw:polygon draw:style-name="gr27" draw:text-style-name="P27" draw:layer="layout" svg:width="0.021cm" svg:height="4.685cm" svg:x="7.783cm" svg:y="1.21cm" svg:viewBox="0 0 22 4686" draw:points="0,0 0,4686 22,4686 22,0">
            <text:p/>
          </draw:polygon>
          <draw:polygon draw:style-name="gr28" draw:text-style-name="P28" draw:layer="layout" svg:width="0.024cm" svg:height="4.685cm" svg:x="7.805cm" svg:y="1.21cm" svg:viewBox="0 0 25 4686" draw:points="0,0 0,4686 25,4686 25,0">
            <text:p/>
          </draw:polygon>
          <draw:polygon draw:style-name="gr29" draw:text-style-name="P29" draw:layer="layout" svg:width="0.021cm" svg:height="4.685cm" svg:x="7.827cm" svg:y="1.21cm" svg:viewBox="0 0 22 4686" draw:points="0,0 0,4686 22,4686 22,0">
            <text:p/>
          </draw:polygon>
          <draw:polygon draw:style-name="gr30" draw:text-style-name="P30" draw:layer="layout" svg:width="0.021cm" svg:height="4.685cm" svg:x="7.848cm" svg:y="1.21cm" svg:viewBox="0 0 22 4686" draw:points="0,0 0,4686 22,4686 22,0">
            <text:p/>
          </draw:polygon>
          <draw:polygon draw:style-name="gr31" draw:text-style-name="P31" draw:layer="layout" svg:width="0.021cm" svg:height="4.685cm" svg:x="7.87cm" svg:y="1.21cm" svg:viewBox="0 0 22 4686" draw:points="0,0 0,4686 22,4686 22,0">
            <text:p/>
          </draw:polygon>
          <draw:polygon draw:style-name="gr32" draw:text-style-name="P32" draw:layer="layout" svg:width="0.021cm" svg:height="4.685cm" svg:x="7.891cm" svg:y="1.21cm" svg:viewBox="0 0 22 4686" draw:points="0,0 0,4686 22,4686 22,0">
            <text:p/>
          </draw:polygon>
          <draw:polygon draw:style-name="gr33" draw:text-style-name="P33" draw:layer="layout" svg:width="0.021cm" svg:height="4.685cm" svg:x="7.912cm" svg:y="1.21cm" svg:viewBox="0 0 22 4686" draw:points="0,0 0,4686 22,4686 22,0">
            <text:p/>
          </draw:polygon>
          <draw:polygon draw:style-name="gr34" draw:text-style-name="P34" draw:layer="layout" svg:width="0.021cm" svg:height="4.685cm" svg:x="7.933cm" svg:y="1.21cm" svg:viewBox="0 0 22 4686" draw:points="0,0 0,4686 22,4686 22,0">
            <text:p/>
          </draw:polygon>
          <draw:polygon draw:style-name="gr35" draw:text-style-name="P35" draw:layer="layout" svg:width="0.021cm" svg:height="4.685cm" svg:x="7.954cm" svg:y="1.21cm" svg:viewBox="0 0 22 4686" draw:points="0,0 0,4686 22,4686 22,0">
            <text:p/>
          </draw:polygon>
          <draw:polygon draw:style-name="gr36" draw:text-style-name="P36" draw:layer="layout" svg:width="0.021cm" svg:height="4.685cm" svg:x="7.976cm" svg:y="1.21cm" svg:viewBox="0 0 22 4686" draw:points="0,0 0,4686 22,4686 22,0">
            <text:p/>
          </draw:polygon>
          <draw:polygon draw:style-name="gr36" draw:text-style-name="P36" draw:layer="layout" svg:width="0.021cm" svg:height="4.685cm" svg:x="7.997cm" svg:y="1.21cm" svg:viewBox="0 0 22 4686" draw:points="0,0 0,4686 22,4686 22,0">
            <text:p/>
          </draw:polygon>
          <draw:polygon draw:style-name="gr37" draw:text-style-name="P37" draw:layer="layout" svg:width="0.023cm" svg:height="4.685cm" svg:x="8.018cm" svg:y="1.21cm" svg:viewBox="0 0 24 4686" draw:points="0,0 0,4686 24,4686 24,0">
            <text:p/>
          </draw:polygon>
          <draw:polygon draw:style-name="gr38" draw:text-style-name="P38" draw:layer="layout" svg:width="0.021cm" svg:height="4.685cm" svg:x="8.041cm" svg:y="1.21cm" svg:viewBox="0 0 22 4686" draw:points="0,0 0,4686 22,4686 22,0">
            <text:p/>
          </draw:polygon>
          <draw:polygon draw:style-name="gr38" draw:text-style-name="P38" draw:layer="layout" svg:width="0.021cm" svg:height="4.685cm" svg:x="8.062cm" svg:y="1.21cm" svg:viewBox="0 0 22 4686" draw:points="0,0 0,4686 22,4686 22,0">
            <text:p/>
          </draw:polygon>
          <draw:polygon draw:style-name="gr39" draw:text-style-name="P39" draw:layer="layout" svg:width="0.021cm" svg:height="4.685cm" svg:x="8.083cm" svg:y="1.21cm" svg:viewBox="0 0 22 4686" draw:points="0,0 0,4686 22,4686 22,0">
            <text:p/>
          </draw:polygon>
          <draw:polygon draw:style-name="gr40" draw:text-style-name="P40" draw:layer="layout" svg:width="0.021cm" svg:height="4.685cm" svg:x="8.104cm" svg:y="1.21cm" svg:viewBox="0 0 22 4686" draw:points="0,0 0,4686 22,4686 22,0">
            <text:p/>
          </draw:polygon>
          <draw:polygon draw:style-name="gr41" draw:text-style-name="P41" draw:layer="layout" svg:width="0.021cm" svg:height="4.685cm" svg:x="8.125cm" svg:y="1.21cm" svg:viewBox="0 0 22 4686" draw:points="0,0 0,4686 22,4686 22,0">
            <text:p/>
          </draw:polygon>
          <draw:polygon draw:style-name="gr42" draw:text-style-name="P42" draw:layer="layout" svg:width="0.021cm" svg:height="4.685cm" svg:x="8.147cm" svg:y="1.21cm" svg:viewBox="0 0 22 4686" draw:points="0,0 0,4686 22,4686 22,0">
            <text:p/>
          </draw:polygon>
          <draw:polygon draw:style-name="gr43" draw:text-style-name="P43" draw:layer="layout" svg:width="0.021cm" svg:height="4.685cm" svg:x="8.168cm" svg:y="1.21cm" svg:viewBox="0 0 22 4686" draw:points="0,0 0,4686 22,4686 22,0">
            <text:p/>
          </draw:polygon>
          <draw:polygon draw:style-name="gr44" draw:text-style-name="P44" draw:layer="layout" svg:width="0.043cm" svg:height="4.685cm" svg:x="8.189cm" svg:y="1.21cm" svg:viewBox="0 0 44 4686" draw:points="0,0 0,4686 44,4686 44,0">
            <text:p/>
          </draw:polygon>
          <draw:polygon draw:style-name="gr45" draw:text-style-name="P45" draw:layer="layout" svg:width="0.021cm" svg:height="4.685cm" svg:x="8.232cm" svg:y="1.21cm" svg:viewBox="0 0 22 4686" draw:points="0,0 0,4686 22,4686 22,0">
            <text:p/>
          </draw:polygon>
          <draw:polygon draw:style-name="gr46" draw:text-style-name="P46" draw:layer="layout" svg:width="0.023cm" svg:height="4.685cm" svg:x="8.253cm" svg:y="1.21cm" svg:viewBox="0 0 24 4686" draw:points="0,0 0,4686 24,4686 24,0">
            <text:p/>
          </draw:polygon>
          <draw:polygon draw:style-name="gr46" draw:text-style-name="P46" draw:layer="layout" svg:width="0.021cm" svg:height="4.685cm" svg:x="8.275cm" svg:y="1.21cm" svg:viewBox="0 0 22 4686" draw:points="0,0 0,4686 22,4686 22,0">
            <text:p/>
          </draw:polygon>
          <draw:polygon draw:style-name="gr47" draw:text-style-name="P47" draw:layer="layout" svg:width="0.021cm" svg:height="4.685cm" svg:x="8.296cm" svg:y="1.21cm" svg:viewBox="0 0 22 4686" draw:points="0,0 0,4686 22,4686 22,0">
            <text:p/>
          </draw:polygon>
          <draw:polygon draw:style-name="gr48" draw:text-style-name="P48" draw:layer="layout" svg:width="0.021cm" svg:height="4.685cm" svg:x="8.318cm" svg:y="1.21cm" svg:viewBox="0 0 22 4686" draw:points="0,0 0,4686 22,4686 22,0">
            <text:p/>
          </draw:polygon>
          <draw:polygon draw:style-name="gr49" draw:text-style-name="P49" draw:layer="layout" svg:width="0.021cm" svg:height="4.685cm" svg:x="8.339cm" svg:y="1.21cm" svg:viewBox="0 0 22 4686" draw:points="0,0 0,4686 22,4686 22,0">
            <text:p/>
          </draw:polygon>
          <draw:polygon draw:style-name="gr50" draw:text-style-name="P50" draw:layer="layout" svg:width="0.021cm" svg:height="4.685cm" svg:x="8.36cm" svg:y="1.21cm" svg:viewBox="0 0 22 4686" draw:points="0,0 0,4686 22,4686 22,0">
            <text:p/>
          </draw:polygon>
          <draw:polygon draw:style-name="gr51" draw:text-style-name="P51" draw:layer="layout" svg:width="0.021cm" svg:height="4.685cm" svg:x="8.381cm" svg:y="1.21cm" svg:viewBox="0 0 22 4686" draw:points="0,0 0,4686 22,4686 22,0">
            <text:p/>
          </draw:polygon>
          <draw:polygon draw:style-name="gr52" draw:text-style-name="P52" draw:layer="layout" svg:width="0.021cm" svg:height="4.685cm" svg:x="8.403cm" svg:y="1.21cm" svg:viewBox="0 0 22 4686" draw:points="0,0 0,4686 22,4686 22,0">
            <text:p/>
          </draw:polygon>
          <draw:polygon draw:style-name="gr53" draw:text-style-name="P53" draw:layer="layout" svg:width="0.021cm" svg:height="4.685cm" svg:x="8.424cm" svg:y="1.21cm" svg:viewBox="0 0 22 4686" draw:points="0,0 0,4686 22,4686 22,0">
            <text:p/>
          </draw:polygon>
          <draw:polygon draw:style-name="gr54" draw:text-style-name="P54" draw:layer="layout" svg:width="0.021cm" svg:height="4.685cm" svg:x="8.445cm" svg:y="1.21cm" svg:viewBox="0 0 22 4686" draw:points="0,0 0,4686 22,4686 22,0">
            <text:p/>
          </draw:polygon>
          <draw:polygon draw:style-name="gr55" draw:text-style-name="P55" draw:layer="layout" svg:width="0.021cm" svg:height="4.685cm" svg:x="8.466cm" svg:y="1.21cm" svg:viewBox="0 0 22 4686" draw:points="0,0 0,4686 22,4686 22,0">
            <text:p/>
          </draw:polygon>
          <draw:polygon draw:style-name="gr55" draw:text-style-name="P55" draw:layer="layout" svg:width="0.023cm" svg:height="4.685cm" svg:x="8.487cm" svg:y="1.21cm" svg:viewBox="0 0 24 4686" draw:points="0,0 0,4686 24,4686 24,0">
            <text:p/>
          </draw:polygon>
          <draw:polygon draw:style-name="gr56" draw:text-style-name="P56" draw:layer="layout" svg:width="0.021cm" svg:height="4.685cm" svg:x="8.51cm" svg:y="1.21cm" svg:viewBox="0 0 22 4686" draw:points="0,0 0,4686 22,4686 22,0">
            <text:p/>
          </draw:polygon>
          <draw:polygon draw:style-name="gr57" draw:text-style-name="P57" draw:layer="layout" svg:width="0.021cm" svg:height="4.685cm" svg:x="8.531cm" svg:y="1.21cm" svg:viewBox="0 0 22 4686" draw:points="0,0 0,4686 22,4686 22,0">
            <text:p/>
          </draw:polygon>
          <draw:polygon draw:style-name="gr57" draw:text-style-name="P57" draw:layer="layout" svg:width="0.021cm" svg:height="4.685cm" svg:x="8.552cm" svg:y="1.21cm" svg:viewBox="0 0 22 4686" draw:points="0,0 0,4686 22,4686 22,0">
            <text:p/>
          </draw:polygon>
          <draw:polygon draw:style-name="gr58" draw:text-style-name="P58" draw:layer="layout" svg:width="0.021cm" svg:height="4.685cm" svg:x="8.574cm" svg:y="1.21cm" svg:viewBox="0 0 22 4686" draw:points="0,0 0,4686 22,4686 22,0">
            <text:p/>
          </draw:polygon>
          <draw:polygon draw:style-name="gr58" draw:text-style-name="P58" draw:layer="layout" svg:width="0.021cm" svg:height="4.685cm" svg:x="8.595cm" svg:y="1.21cm" svg:viewBox="0 0 22 4686" draw:points="0,0 0,4686 22,4686 22,0">
            <text:p/>
          </draw:polygon>
          <draw:polygon draw:style-name="gr59" draw:text-style-name="P59" draw:layer="layout" svg:width="0.021cm" svg:height="4.685cm" svg:x="8.616cm" svg:y="1.21cm" svg:viewBox="0 0 22 4686" draw:points="0,0 0,4686 22,4686 22,0">
            <text:p/>
          </draw:polygon>
          <draw:polygon draw:style-name="gr60" draw:text-style-name="P60" draw:layer="layout" svg:width="0.021cm" svg:height="4.685cm" svg:x="8.637cm" svg:y="1.21cm" svg:viewBox="0 0 22 4686" draw:points="0,0 0,4686 22,4686 22,0">
            <text:p/>
          </draw:polygon>
          <draw:polygon draw:style-name="gr61" draw:text-style-name="P61" draw:layer="layout" svg:width="0.021cm" svg:height="4.685cm" svg:x="8.658cm" svg:y="1.21cm" svg:viewBox="0 0 22 4686" draw:points="0,0 0,4686 22,4686 22,0">
            <text:p/>
          </draw:polygon>
          <draw:polygon draw:style-name="gr62" draw:text-style-name="P62" draw:layer="layout" svg:width="0.021cm" svg:height="4.685cm" svg:x="8.68cm" svg:y="1.21cm" svg:viewBox="0 0 22 4686" draw:points="0,0 0,4686 22,4686 22,0">
            <text:p/>
          </draw:polygon>
          <draw:polygon draw:style-name="gr62" draw:text-style-name="P62" draw:layer="layout" svg:width="0.021cm" svg:height="4.685cm" svg:x="8.701cm" svg:y="1.21cm" svg:viewBox="0 0 22 4686" draw:points="0,0 0,4686 22,4686 22,0">
            <text:p/>
          </draw:polygon>
          <draw:polygon draw:style-name="gr63" draw:text-style-name="P63" draw:layer="layout" svg:width="0.023cm" svg:height="4.685cm" svg:x="8.722cm" svg:y="1.21cm" svg:viewBox="0 0 24 4686" draw:points="0,0 0,4686 24,4686 24,0">
            <text:p/>
          </draw:polygon>
          <draw:polygon draw:style-name="gr64" draw:text-style-name="P64" draw:layer="layout" svg:width="0.021cm" svg:height="4.685cm" svg:x="8.745cm" svg:y="1.21cm" svg:viewBox="0 0 22 4686" draw:points="0,0 0,4686 22,4686 22,0">
            <text:p/>
          </draw:polygon>
          <draw:polygon draw:style-name="gr64" draw:text-style-name="P64" draw:layer="layout" svg:width="0.021cm" svg:height="4.685cm" svg:x="8.766cm" svg:y="1.21cm" svg:viewBox="0 0 22 4686" draw:points="0,0 0,4686 22,4686 22,0">
            <text:p/>
          </draw:polygon>
          <draw:polygon draw:style-name="gr65" draw:text-style-name="P65" draw:layer="layout" svg:width="0.021cm" svg:height="4.685cm" svg:x="8.787cm" svg:y="1.21cm" svg:viewBox="0 0 22 4686" draw:points="0,0 0,4686 22,4686 22,0">
            <text:p/>
          </draw:polygon>
          <draw:polygon draw:style-name="gr66" draw:text-style-name="P66" draw:layer="layout" svg:width="0.021cm" svg:height="4.685cm" svg:x="8.808cm" svg:y="1.21cm" svg:viewBox="0 0 22 4686" draw:points="0,0 0,4686 22,4686 22,0">
            <text:p/>
          </draw:polygon>
          <draw:polygon draw:style-name="gr67" draw:text-style-name="P67" draw:layer="layout" svg:width="0.021cm" svg:height="4.685cm" svg:x="8.829cm" svg:y="1.21cm" svg:viewBox="0 0 22 4686" draw:points="0,0 0,4686 22,4686 22,0">
            <text:p/>
          </draw:polygon>
          <draw:polygon draw:style-name="gr68" draw:text-style-name="P68" draw:layer="layout" svg:width="0.021cm" svg:height="4.685cm" svg:x="8.851cm" svg:y="1.21cm" svg:viewBox="0 0 22 4686" draw:points="0,0 0,4686 22,4686 22,0">
            <text:p/>
          </draw:polygon>
          <draw:polygon draw:style-name="gr69" draw:text-style-name="P69" draw:layer="layout" svg:width="0.021cm" svg:height="4.685cm" svg:x="8.872cm" svg:y="1.21cm" svg:viewBox="0 0 22 4686" draw:points="0,0 0,4686 22,4686 22,0">
            <text:p/>
          </draw:polygon>
          <draw:polygon draw:style-name="gr70" draw:text-style-name="P70" draw:layer="layout" svg:width="0.021cm" svg:height="4.685cm" svg:x="8.893cm" svg:y="1.21cm" svg:viewBox="0 0 22 4686" draw:points="0,0 0,4686 22,4686 22,0">
            <text:p/>
          </draw:polygon>
          <draw:polygon draw:style-name="gr71" draw:text-style-name="P71" draw:layer="layout" svg:width="0.021cm" svg:height="4.685cm" svg:x="8.914cm" svg:y="1.21cm" svg:viewBox="0 0 22 4686" draw:points="0,0 0,4686 22,4686 22,0">
            <text:p/>
          </draw:polygon>
          <draw:polygon draw:style-name="gr72" draw:text-style-name="P72" draw:layer="layout" svg:width="0.023cm" svg:height="4.685cm" svg:x="8.936cm" svg:y="1.21cm" svg:viewBox="0 0 24 4686" draw:points="0,0 0,4686 24,4686 24,0">
            <text:p/>
          </draw:polygon>
          <draw:polygon draw:style-name="gr73" draw:text-style-name="P73" draw:layer="layout" svg:width="0.021cm" svg:height="4.685cm" svg:x="8.958cm" svg:y="1.21cm" svg:viewBox="0 0 22 4686" draw:points="0,0 0,4686 22,4686 22,0">
            <text:p/>
          </draw:polygon>
          <draw:polygon draw:style-name="gr73" draw:text-style-name="P73" draw:layer="layout" svg:width="0.021cm" svg:height="4.685cm" svg:x="8.979cm" svg:y="1.21cm" svg:viewBox="0 0 22 4686" draw:points="0,0 0,4686 22,4686 22,0">
            <text:p/>
          </draw:polygon>
          <draw:polygon draw:style-name="gr74" draw:text-style-name="P74" draw:layer="layout" svg:width="0.021cm" svg:height="4.685cm" svg:x="9cm" svg:y="1.21cm" svg:viewBox="0 0 22 4686" draw:points="0,0 0,4686 22,4686 22,0">
            <text:p/>
          </draw:polygon>
          <draw:polygon draw:style-name="gr75" draw:text-style-name="P75" draw:layer="layout" svg:width="0.021cm" svg:height="4.685cm" svg:x="9.022cm" svg:y="1.21cm" svg:viewBox="0 0 22 4686" draw:points="0,0 0,4686 22,4686 22,0">
            <text:p/>
          </draw:polygon>
          <draw:polygon draw:style-name="gr75" draw:text-style-name="P75" draw:layer="layout" svg:width="0.021cm" svg:height="4.685cm" svg:x="9.043cm" svg:y="1.21cm" svg:viewBox="0 0 22 4686" draw:points="0,0 0,4686 22,4686 22,0">
            <text:p/>
          </draw:polygon>
          <draw:polygon draw:style-name="gr76" draw:text-style-name="P76" draw:layer="layout" svg:width="0.021cm" svg:height="4.685cm" svg:x="9.064cm" svg:y="1.21cm" svg:viewBox="0 0 22 4686" draw:points="0,0 0,4686 22,4686 22,0">
            <text:p/>
          </draw:polygon>
          <draw:polygon draw:style-name="gr77" draw:text-style-name="P77" draw:layer="layout" svg:width="0.021cm" svg:height="4.685cm" svg:x="9.085cm" svg:y="1.21cm" svg:viewBox="0 0 22 4686" draw:points="0,0 0,4686 22,4686 22,0">
            <text:p/>
          </draw:polygon>
          <draw:polygon draw:style-name="gr78" draw:text-style-name="P78" draw:layer="layout" svg:width="0.021cm" svg:height="4.685cm" svg:x="9.107cm" svg:y="1.21cm" svg:viewBox="0 0 22 4686" draw:points="0,0 0,4686 22,4686 22,0">
            <text:p/>
          </draw:polygon>
          <draw:polygon draw:style-name="gr79" draw:text-style-name="P79" draw:layer="layout" svg:width="0.021cm" svg:height="4.685cm" svg:x="9.128cm" svg:y="1.21cm" svg:viewBox="0 0 22 4686" draw:points="0,0 0,4686 22,4686 22,0">
            <text:p/>
          </draw:polygon>
          <draw:polygon draw:style-name="gr80" draw:text-style-name="P80" draw:layer="layout" svg:width="0.021cm" svg:height="4.685cm" svg:x="9.149cm" svg:y="1.21cm" svg:viewBox="0 0 22 4686" draw:points="0,0 0,4686 22,4686 22,0">
            <text:p/>
          </draw:polygon>
          <draw:polygon draw:style-name="gr81" draw:text-style-name="P81" draw:layer="layout" svg:width="0.023cm" svg:height="4.685cm" svg:x="9.17cm" svg:y="1.21cm" svg:viewBox="0 0 24 4686" draw:points="0,0 0,4686 24,4686 24,0">
            <text:p/>
          </draw:polygon>
          <draw:polygon draw:style-name="gr82" draw:text-style-name="P82" draw:layer="layout" svg:width="0.021cm" svg:height="4.685cm" svg:x="9.193cm" svg:y="1.21cm" svg:viewBox="0 0 22 4686" draw:points="0,0 0,4686 22,4686 22,0">
            <text:p/>
          </draw:polygon>
          <draw:polygon draw:style-name="gr83" draw:text-style-name="P83" draw:layer="layout" svg:width="0.021cm" svg:height="4.685cm" svg:x="9.214cm" svg:y="1.21cm" svg:viewBox="0 0 22 4686" draw:points="0,0 0,4686 22,4686 22,0">
            <text:p/>
          </draw:polygon>
          <draw:polygon draw:style-name="gr84" draw:text-style-name="P84" draw:layer="layout" svg:width="0.021cm" svg:height="4.685cm" svg:x="9.235cm" svg:y="1.21cm" svg:viewBox="0 0 22 4686" draw:points="0,0 0,4686 22,4686 22,0">
            <text:p/>
          </draw:polygon>
          <draw:polygon draw:style-name="gr85" draw:text-style-name="P85" draw:layer="layout" svg:width="0.01cm" svg:height="4.685cm" svg:x="9.256cm" svg:y="1.21cm" svg:viewBox="0 0 11 4686" draw:points="0,0 0,4686 11,4686 11,0">
            <text:p/>
          </draw:polygon>
          <draw:polygon draw:style-name="gr86" draw:text-style-name="P86" draw:layer="layout" svg:width="0.013cm" svg:height="4.685cm" svg:x="9.266cm" svg:y="1.21cm" svg:viewBox="0 0 14 4686" draw:points="0,0 0,4686 14,4686 14,0">
            <text:p/>
          </draw:polygon>
          <draw:polygon draw:style-name="gr87" draw:text-style-name="P87" draw:layer="layout" svg:width="0.01cm" svg:height="4.685cm" svg:x="9.278cm" svg:y="1.21cm" svg:viewBox="0 0 11 4686" draw:points="0,0 0,4686 11,4686 11,0">
            <text:p/>
          </draw:polygon>
          <draw:polygon draw:style-name="gr87" draw:text-style-name="P87" draw:layer="layout" svg:width="0.011cm" svg:height="4.685cm" svg:x="9.288cm" svg:y="1.21cm" svg:viewBox="0 0 12 4686" draw:points="0,0 0,4686 12,4686 12,0">
            <text:p/>
          </draw:polygon>
          <draw:polygon draw:style-name="gr88" draw:text-style-name="P88" draw:layer="layout" svg:width="0.011cm" svg:height="4.685cm" svg:x="9.299cm" svg:y="1.21cm" svg:viewBox="0 0 12 4686" draw:points="0,0 0,4686 12,4686 12,0">
            <text:p/>
          </draw:polygon>
          <draw:polygon draw:style-name="gr89" draw:text-style-name="P89" draw:layer="layout" svg:width="0.01cm" svg:height="4.685cm" svg:x="9.31cm" svg:y="1.21cm" svg:viewBox="0 0 11 4686" draw:points="0,0 0,4686 11,4686 11,0">
            <text:p/>
          </draw:polygon>
          <draw:polygon draw:style-name="gr89" draw:text-style-name="P89" draw:layer="layout" svg:width="0.021cm" svg:height="4.685cm" svg:x="9.32cm" svg:y="1.21cm" svg:viewBox="0 0 22 4686" draw:points="0,0 0,4686 22,4686 22,0">
            <text:p/>
          </draw:polygon>
          <draw:polygon draw:style-name="gr89" draw:text-style-name="P89" draw:layer="layout" svg:width="0.043cm" svg:height="4.685cm" svg:x="9.341cm" svg:y="1.21cm" svg:viewBox="0 0 44 4686" draw:points="0,0 0,4686 44,4686 44,0">
            <text:p/>
          </draw:polygon>
          <draw:polygon draw:style-name="gr89" draw:text-style-name="P89" draw:layer="layout" svg:width="0.342cm" svg:height="4.685cm" svg:x="9.384cm" svg:y="1.21cm" svg:viewBox="0 0 343 4686" draw:points="0,0 0,4686 343,4686 343,0">
            <text:p/>
          </draw:polygon>
          <draw:frame draw:style-name="gr90" draw:text-style-name="P91" draw:layer="layout" svg:width="3.321cm" svg:height="1.212cm" svg:x="5.945cm" svg:y="3.223cm">
            <draw:text-box>
              <text:p text:style-name="P90"><text:span text:style-name="T1">YEARS </text:span></text:p>
            </draw:text-box>
          </draw:frame>
          <draw:frame draw:style-name="gr91" draw:text-style-name="P91" draw:layer="layout" svg:width="1.212cm" svg:height="1.212cm" svg:x="6.721cm" svg:y="4.001cm">
            <draw:text-box>
              <text:p text:style-name="P90"><text:span text:style-name="T1">OF</text:span></text:p>
            </draw:text-box>
          </draw:frame>
          <draw:frame draw:style-name="gr92" draw:text-style-name="P92" draw:layer="layout" svg:width="12.383cm" svg:height="2.518cm" svg:x="1.162cm" svg:y="6.947cm">
            <draw:text-box>
              <text:p text:style-name="P90"><text:span text:style-name="T2">EXCELLEN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hesterSans" svg:font-family="Chester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8T12:08:22.138000000</meta:creation-date>
    <dc:date>2023-10-18T12:17:14.495000000</dc:date>
    <meta:editing-duration>PT8M52S</meta:editing-duration>
    <meta:editing-cycles>1</meta:editing-cycles>
    <meta:document-statistic meta:object-count="119"/>
    <meta:generator>LibreOffice/7.5.7.1$Windows_X86_64 LibreOffice_project/47eb0cf7efbacdee9b19ae25d6752381ede23126</meta:generator>
  </office:meta>
</office:document-meta>
</file>